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3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3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3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3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3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3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3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3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3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3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3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3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3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3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3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3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3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3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3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3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3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3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3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3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3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3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3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3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3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3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3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3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3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3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3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3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3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3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3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3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3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3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3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3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3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3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3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3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3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3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3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3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3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3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3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3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3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3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3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3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3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3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3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3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3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3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3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3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3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3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3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3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3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3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3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3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3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3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3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3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3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3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3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3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3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3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3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3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3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3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3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3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3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3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3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3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3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3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3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3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3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3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3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3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3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3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3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3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3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3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3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3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3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3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3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3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3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3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3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3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3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3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3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3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3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3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3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3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3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3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3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3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3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3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3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3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3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3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3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3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3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3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3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" office:value-type="currency" office:currency="USD" office:value="28" calcext:value-type="currency">
            <text:p>$28,00</text:p>
          </table:table-cell>
          <table:table-cell table:style-name="ce41"/>
          <table:table-cell table:style-name="ce43" table:formula="of:=[.K145]+[.L145]+[.M145]" office:value-type="currency" office:currency="USD" office:value="98" calcext:value-type="currency">
            <text:p>$98,00</text:p>
          </table:table-cell>
          <table:table-cell table:style-name="ce41" table:formula="of:=[.O144]+[.N145]" office:value-type="currency" office:currency="USD" office:value="10241.60628" calcext:value-type="currency">
            <text:p>$10 241,61</text:p>
          </table:table-cell>
          <table:table-cell table:style-name="ce41" table:formula="of:=[.A145]*budgetjour-[.O145]" office:value-type="currency" office:currency="USD" office:value="3582.39372000001" calcext:value-type="currency">
            <text:p>$3 582,3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3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table:number-columns-repeated="2"/>
          <table:table-cell table:style-name="ce13" table:formula="of:=[.F145]+[.E146]" office:value-type="float" office:value="7145.56" calcext:value-type="float">
            <text:p>7146</text:p>
          </table:table-cell>
          <table:table-cell/>
          <table:table-cell table:formula="of:=[.H145]+[.G146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10241.60628" calcext:value-type="currency">
            <text:p>$10 241,61</text:p>
          </table:table-cell>
          <table:table-cell table:style-name="ce41" table:formula="of:=[.A146]*budgetjour-[.O146]" office:value-type="currency" office:currency="USD" office:value="3678.39372000001" calcext:value-type="currency">
            <text:p>$3 678,39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3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7145.56" calcext:value-type="float">
            <text:p>7146</text:p>
          </table:table-cell>
          <table:table-cell/>
          <table:table-cell table:formula="of:=[.H146]+[.G147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10241.60628" calcext:value-type="currency">
            <text:p>$10 241,61</text:p>
          </table:table-cell>
          <table:table-cell table:style-name="ce41" table:formula="of:=[.A147]*budgetjour-[.O147]" office:value-type="currency" office:currency="USD" office:value="3774.39372000001" calcext:value-type="currency">
            <text:p>$3 774,39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3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7145.56" calcext:value-type="float">
            <text:p>7146</text:p>
          </table:table-cell>
          <table:table-cell/>
          <table:table-cell table:formula="of:=[.H147]+[.G148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10241.60628" calcext:value-type="currency">
            <text:p>$10 241,61</text:p>
          </table:table-cell>
          <table:table-cell table:style-name="ce41" table:formula="of:=[.A148]*budgetjour-[.O148]" office:value-type="currency" office:currency="USD" office:value="3870.39372000001" calcext:value-type="currency">
            <text:p>$3 870,3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3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7145.56" calcext:value-type="float">
            <text:p>7146</text:p>
          </table:table-cell>
          <table:table-cell/>
          <table:table-cell table:formula="of:=[.H148]+[.G149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241.60628" calcext:value-type="currency">
            <text:p>$10 241,61</text:p>
          </table:table-cell>
          <table:table-cell table:style-name="ce41" table:formula="of:=[.A149]*budgetjour-[.O149]" office:value-type="currency" office:currency="USD" office:value="3966.39372000001" calcext:value-type="currency">
            <text:p>$3 966,3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3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7145.56" calcext:value-type="float">
            <text:p>7146</text:p>
          </table:table-cell>
          <table:table-cell/>
          <table:table-cell table:formula="of:=[.H149]+[.G150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10241.60628" calcext:value-type="currency">
            <text:p>$10 241,61</text:p>
          </table:table-cell>
          <table:table-cell table:style-name="ce41" table:formula="of:=[.A150]*budgetjour-[.O150]" office:value-type="currency" office:currency="USD" office:value="4062.39372000001" calcext:value-type="currency">
            <text:p>$4 062,3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3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7145.56" calcext:value-type="float">
            <text:p>7146</text:p>
          </table:table-cell>
          <table:table-cell/>
          <table:table-cell table:formula="of:=[.H150]+[.G151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10241.60628" calcext:value-type="currency">
            <text:p>$10 241,61</text:p>
          </table:table-cell>
          <table:table-cell table:style-name="ce41" table:formula="of:=[.A151]*budgetjour-[.O151]" office:value-type="currency" office:currency="USD" office:value="4158.39372000001" calcext:value-type="currency">
            <text:p>$4 158,3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3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7145.56" calcext:value-type="float">
            <text:p>7146</text:p>
          </table:table-cell>
          <table:table-cell/>
          <table:table-cell table:formula="of:=[.H151]+[.G152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241.60628" calcext:value-type="currency">
            <text:p>$10 241,61</text:p>
          </table:table-cell>
          <table:table-cell table:style-name="ce41" table:formula="of:=[.A152]*budgetjour-[.O152]" office:value-type="currency" office:currency="USD" office:value="4254.39372000001" calcext:value-type="currency">
            <text:p>$4 254,3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3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7145.56" calcext:value-type="float">
            <text:p>7146</text:p>
          </table:table-cell>
          <table:table-cell/>
          <table:table-cell table:formula="of:=[.H152]+[.G153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241.60628" calcext:value-type="currency">
            <text:p>$10 241,61</text:p>
          </table:table-cell>
          <table:table-cell table:style-name="ce41" table:formula="of:=[.A153]*budgetjour-[.O153]" office:value-type="currency" office:currency="USD" office:value="4350.39372000001" calcext:value-type="currency">
            <text:p>$4 350,3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3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7145.56" calcext:value-type="float">
            <text:p>7146</text:p>
          </table:table-cell>
          <table:table-cell/>
          <table:table-cell table:formula="of:=[.H153]+[.G154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10241.60628" calcext:value-type="currency">
            <text:p>$10 241,61</text:p>
          </table:table-cell>
          <table:table-cell table:style-name="ce41" table:formula="of:=[.A154]*budgetjour-[.O154]" office:value-type="currency" office:currency="USD" office:value="4446.39372000001" calcext:value-type="currency">
            <text:p>$4 446,3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3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145.56" calcext:value-type="float">
            <text:p>7146</text:p>
          </table:table-cell>
          <table:table-cell/>
          <table:table-cell table:formula="of:=[.H154]+[.G155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241.60628" calcext:value-type="currency">
            <text:p>$10 241,61</text:p>
          </table:table-cell>
          <table:table-cell table:style-name="ce41" table:formula="of:=[.A155]*budgetjour-[.O155]" office:value-type="currency" office:currency="USD" office:value="4542.39372000001" calcext:value-type="currency">
            <text:p>$4 542,3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3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145.56" calcext:value-type="float">
            <text:p>7146</text:p>
          </table:table-cell>
          <table:table-cell/>
          <table:table-cell table:formula="of:=[.H155]+[.G156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241.60628" calcext:value-type="currency">
            <text:p>$10 241,61</text:p>
          </table:table-cell>
          <table:table-cell table:style-name="ce41" table:formula="of:=[.A156]*budgetjour-[.O156]" office:value-type="currency" office:currency="USD" office:value="4638.39372000001" calcext:value-type="currency">
            <text:p>$4 638,3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3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145.56" calcext:value-type="float">
            <text:p>7146</text:p>
          </table:table-cell>
          <table:table-cell/>
          <table:table-cell table:formula="of:=[.H156]+[.G157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241.60628" calcext:value-type="currency">
            <text:p>$10 241,61</text:p>
          </table:table-cell>
          <table:table-cell table:style-name="ce41" table:formula="of:=[.A157]*budgetjour-[.O157]" office:value-type="currency" office:currency="USD" office:value="4734.39372000001" calcext:value-type="currency">
            <text:p>$4 734,3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3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145.56" calcext:value-type="float">
            <text:p>7146</text:p>
          </table:table-cell>
          <table:table-cell/>
          <table:table-cell table:formula="of:=[.H157]+[.G158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241.60628" calcext:value-type="currency">
            <text:p>$10 241,61</text:p>
          </table:table-cell>
          <table:table-cell table:style-name="ce41" table:formula="of:=[.A158]*budgetjour-[.O158]" office:value-type="currency" office:currency="USD" office:value="4830.39372000001" calcext:value-type="currency">
            <text:p>$4 830,3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3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145.56" calcext:value-type="float">
            <text:p>7146</text:p>
          </table:table-cell>
          <table:table-cell/>
          <table:table-cell table:formula="of:=[.H158]+[.G159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241.60628" calcext:value-type="currency">
            <text:p>$10 241,61</text:p>
          </table:table-cell>
          <table:table-cell table:style-name="ce41" table:formula="of:=[.A159]*budgetjour-[.O159]" office:value-type="currency" office:currency="USD" office:value="4926.39372000001" calcext:value-type="currency">
            <text:p>$4 926,3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3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145.56" calcext:value-type="float">
            <text:p>7146</text:p>
          </table:table-cell>
          <table:table-cell/>
          <table:table-cell table:formula="of:=[.H159]+[.G160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241.60628" calcext:value-type="currency">
            <text:p>$10 241,61</text:p>
          </table:table-cell>
          <table:table-cell table:style-name="ce41" table:formula="of:=[.A160]*budgetjour-[.O160]" office:value-type="currency" office:currency="USD" office:value="5022.39372000001" calcext:value-type="currency">
            <text:p>$5 022,3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3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145.56" calcext:value-type="float">
            <text:p>7146</text:p>
          </table:table-cell>
          <table:table-cell/>
          <table:table-cell table:formula="of:=[.H160]+[.G161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241.60628" calcext:value-type="currency">
            <text:p>$10 241,61</text:p>
          </table:table-cell>
          <table:table-cell table:style-name="ce41" table:formula="of:=[.A161]*budgetjour-[.O161]" office:value-type="currency" office:currency="USD" office:value="5118.39372000001" calcext:value-type="currency">
            <text:p>$5 118,3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3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145.56" calcext:value-type="float">
            <text:p>7146</text:p>
          </table:table-cell>
          <table:table-cell/>
          <table:table-cell table:formula="of:=[.H161]+[.G162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241.60628" calcext:value-type="currency">
            <text:p>$10 241,61</text:p>
          </table:table-cell>
          <table:table-cell table:style-name="ce41" table:formula="of:=[.A162]*budgetjour-[.O162]" office:value-type="currency" office:currency="USD" office:value="5214.39372000001" calcext:value-type="currency">
            <text:p>$5 214,3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3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145.56" calcext:value-type="float">
            <text:p>7146</text:p>
          </table:table-cell>
          <table:table-cell/>
          <table:table-cell table:formula="of:=[.H162]+[.G163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241.60628" calcext:value-type="currency">
            <text:p>$10 241,61</text:p>
          </table:table-cell>
          <table:table-cell table:style-name="ce41" table:formula="of:=[.A163]*budgetjour-[.O163]" office:value-type="currency" office:currency="USD" office:value="5310.39372000001" calcext:value-type="currency">
            <text:p>$5 310,3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3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145.56" calcext:value-type="float">
            <text:p>7146</text:p>
          </table:table-cell>
          <table:table-cell/>
          <table:table-cell table:formula="of:=[.H163]+[.G164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241.60628" calcext:value-type="currency">
            <text:p>$10 241,61</text:p>
          </table:table-cell>
          <table:table-cell table:style-name="ce41" table:formula="of:=[.A164]*budgetjour-[.O164]" office:value-type="currency" office:currency="USD" office:value="5406.39372000001" calcext:value-type="currency">
            <text:p>$5 406,3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3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145.56" calcext:value-type="float">
            <text:p>7146</text:p>
          </table:table-cell>
          <table:table-cell/>
          <table:table-cell table:formula="of:=[.H164]+[.G165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241.60628" calcext:value-type="currency">
            <text:p>$10 241,61</text:p>
          </table:table-cell>
          <table:table-cell table:style-name="ce41" table:formula="of:=[.A165]*budgetjour-[.O165]" office:value-type="currency" office:currency="USD" office:value="5502.39372000001" calcext:value-type="currency">
            <text:p>$5 502,3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3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145.56" calcext:value-type="float">
            <text:p>7146</text:p>
          </table:table-cell>
          <table:table-cell/>
          <table:table-cell table:formula="of:=[.H165]+[.G166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241.60628" calcext:value-type="currency">
            <text:p>$10 241,61</text:p>
          </table:table-cell>
          <table:table-cell table:style-name="ce41" table:formula="of:=[.A166]*budgetjour-[.O166]" office:value-type="currency" office:currency="USD" office:value="5598.39372000001" calcext:value-type="currency">
            <text:p>$5 598,3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3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145.56" calcext:value-type="float">
            <text:p>7146</text:p>
          </table:table-cell>
          <table:table-cell/>
          <table:table-cell table:formula="of:=[.H166]+[.G167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241.60628" calcext:value-type="currency">
            <text:p>$10 241,61</text:p>
          </table:table-cell>
          <table:table-cell table:style-name="ce41" table:formula="of:=[.A167]*budgetjour-[.O167]" office:value-type="currency" office:currency="USD" office:value="5694.39372000001" calcext:value-type="currency">
            <text:p>$5 694,3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3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145.56" calcext:value-type="float">
            <text:p>7146</text:p>
          </table:table-cell>
          <table:table-cell/>
          <table:table-cell table:formula="of:=[.H167]+[.G168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241.60628" calcext:value-type="currency">
            <text:p>$10 241,61</text:p>
          </table:table-cell>
          <table:table-cell table:style-name="ce41" table:formula="of:=[.A168]*budgetjour-[.O168]" office:value-type="currency" office:currency="USD" office:value="5790.39372000001" calcext:value-type="currency">
            <text:p>$5 790,3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3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145.56" calcext:value-type="float">
            <text:p>7146</text:p>
          </table:table-cell>
          <table:table-cell/>
          <table:table-cell table:formula="of:=[.H168]+[.G169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241.60628" calcext:value-type="currency">
            <text:p>$10 241,61</text:p>
          </table:table-cell>
          <table:table-cell table:style-name="ce41" table:formula="of:=[.A169]*budgetjour-[.O169]" office:value-type="currency" office:currency="USD" office:value="5886.39372000001" calcext:value-type="currency">
            <text:p>$5 886,3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3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145.56" calcext:value-type="float">
            <text:p>7146</text:p>
          </table:table-cell>
          <table:table-cell/>
          <table:table-cell table:formula="of:=[.H169]+[.G170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241.60628" calcext:value-type="currency">
            <text:p>$10 241,61</text:p>
          </table:table-cell>
          <table:table-cell table:style-name="ce41" table:formula="of:=[.A170]*budgetjour-[.O170]" office:value-type="currency" office:currency="USD" office:value="5982.39372000001" calcext:value-type="currency">
            <text:p>$5 982,3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3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145.56" calcext:value-type="float">
            <text:p>7146</text:p>
          </table:table-cell>
          <table:table-cell/>
          <table:table-cell table:formula="of:=[.H170]+[.G171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241.60628" calcext:value-type="currency">
            <text:p>$10 241,61</text:p>
          </table:table-cell>
          <table:table-cell table:style-name="ce41" table:formula="of:=[.A171]*budgetjour-[.O171]" office:value-type="currency" office:currency="USD" office:value="6078.39372000001" calcext:value-type="currency">
            <text:p>$6 078,3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3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145.56" calcext:value-type="float">
            <text:p>7146</text:p>
          </table:table-cell>
          <table:table-cell/>
          <table:table-cell table:formula="of:=[.H171]+[.G172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241.60628" calcext:value-type="currency">
            <text:p>$10 241,61</text:p>
          </table:table-cell>
          <table:table-cell table:style-name="ce41" table:formula="of:=[.A172]*budgetjour-[.O172]" office:value-type="currency" office:currency="USD" office:value="6174.39372000001" calcext:value-type="currency">
            <text:p>$6 174,3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3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145.56" calcext:value-type="float">
            <text:p>7146</text:p>
          </table:table-cell>
          <table:table-cell/>
          <table:table-cell table:formula="of:=[.H172]+[.G173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241.60628" calcext:value-type="currency">
            <text:p>$10 241,61</text:p>
          </table:table-cell>
          <table:table-cell table:style-name="ce41" table:formula="of:=[.A173]*budgetjour-[.O173]" office:value-type="currency" office:currency="USD" office:value="6270.39372000001" calcext:value-type="currency">
            <text:p>$6 270,3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3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145.56" calcext:value-type="float">
            <text:p>7146</text:p>
          </table:table-cell>
          <table:table-cell/>
          <table:table-cell table:formula="of:=[.H173]+[.G174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241.60628" calcext:value-type="currency">
            <text:p>$10 241,61</text:p>
          </table:table-cell>
          <table:table-cell table:style-name="ce41" table:formula="of:=[.A174]*budgetjour-[.O174]" office:value-type="currency" office:currency="USD" office:value="6366.39372000001" calcext:value-type="currency">
            <text:p>$6 366,3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3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145.56" calcext:value-type="float">
            <text:p>7146</text:p>
          </table:table-cell>
          <table:table-cell/>
          <table:table-cell table:formula="of:=[.H174]+[.G175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241.60628" calcext:value-type="currency">
            <text:p>$10 241,61</text:p>
          </table:table-cell>
          <table:table-cell table:style-name="ce41" table:formula="of:=[.A175]*budgetjour-[.O175]" office:value-type="currency" office:currency="USD" office:value="6462.39372000001" calcext:value-type="currency">
            <text:p>$6 462,3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3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145.56" calcext:value-type="float">
            <text:p>7146</text:p>
          </table:table-cell>
          <table:table-cell/>
          <table:table-cell table:formula="of:=[.H175]+[.G176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241.60628" calcext:value-type="currency">
            <text:p>$10 241,61</text:p>
          </table:table-cell>
          <table:table-cell table:style-name="ce41" table:formula="of:=[.A176]*budgetjour-[.O176]" office:value-type="currency" office:currency="USD" office:value="6558.39372000001" calcext:value-type="currency">
            <text:p>$6 558,3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3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145.56" calcext:value-type="float">
            <text:p>7146</text:p>
          </table:table-cell>
          <table:table-cell/>
          <table:table-cell table:formula="of:=[.H176]+[.G177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241.60628" calcext:value-type="currency">
            <text:p>$10 241,61</text:p>
          </table:table-cell>
          <table:table-cell table:style-name="ce41" table:formula="of:=[.A177]*budgetjour-[.O177]" office:value-type="currency" office:currency="USD" office:value="6654.39372000001" calcext:value-type="currency">
            <text:p>$6 654,3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3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145.56" calcext:value-type="float">
            <text:p>7146</text:p>
          </table:table-cell>
          <table:table-cell/>
          <table:table-cell table:formula="of:=[.H177]+[.G178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241.60628" calcext:value-type="currency">
            <text:p>$10 241,61</text:p>
          </table:table-cell>
          <table:table-cell table:style-name="ce41" table:formula="of:=[.A178]*budgetjour-[.O178]" office:value-type="currency" office:currency="USD" office:value="6750.39372000001" calcext:value-type="currency">
            <text:p>$6 750,3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3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145.56" calcext:value-type="float">
            <text:p>7146</text:p>
          </table:table-cell>
          <table:table-cell/>
          <table:table-cell table:formula="of:=[.H178]+[.G179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241.60628" calcext:value-type="currency">
            <text:p>$10 241,61</text:p>
          </table:table-cell>
          <table:table-cell table:style-name="ce41" table:formula="of:=[.A179]*budgetjour-[.O179]" office:value-type="currency" office:currency="USD" office:value="6846.39372000001" calcext:value-type="currency">
            <text:p>$6 846,3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3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145.56" calcext:value-type="float">
            <text:p>7146</text:p>
          </table:table-cell>
          <table:table-cell/>
          <table:table-cell table:formula="of:=[.H179]+[.G180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241.60628" calcext:value-type="currency">
            <text:p>$10 241,61</text:p>
          </table:table-cell>
          <table:table-cell table:style-name="ce41" table:formula="of:=[.A180]*budgetjour-[.O180]" office:value-type="currency" office:currency="USD" office:value="6942.39372000001" calcext:value-type="currency">
            <text:p>$6 942,3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3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145.56" calcext:value-type="float">
            <text:p>7146</text:p>
          </table:table-cell>
          <table:table-cell/>
          <table:table-cell table:formula="of:=[.H180]+[.G181]" office:value-type="float" office:value="36097" calcext:value-type="float">
            <text:p>3609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241.60628" calcext:value-type="currency">
            <text:p>$10 241,61</text:p>
          </table:table-cell>
          <table:table-cell table:style-name="ce41" table:formula="of:=[.A181]*budgetjour-[.O181]" office:value-type="currency" office:currency="USD" office:value="7038.39372000001" calcext:value-type="currency">
            <text:p>$7 038,3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95.510936666667" calcext:value-type="currency">
            <text:p>$195,51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3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66"/>
        <table:table-column table:style-name="co15" table:number-columns-repeated="2" table:default-cell-style-name="ce66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3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7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3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4:22:19.3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06T14:49:00.931000000</dc:date>
    <meta:editing-duration>P145DT3H31M20S</meta:editing-duration>
    <meta:editing-cycles>390</meta:editing-cycles>
    <meta:document-statistic meta:table-count="4" meta:cell-count="3067" meta:object-count="0"/>
  </office:meta>
</office:document-meta>
</file>